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9c6" officeooo:paragraph-rsid="001469c6"/>
    </style:style>
    <style:style style:name="P2" style:family="paragraph" style:parent-style-name="Standard">
      <style:text-properties officeooo:rsid="00190379" officeooo:paragraph-rsid="00190379"/>
    </style:style>
    <style:style style:name="P3" style:family="paragraph" style:parent-style-name="Standard">
      <style:text-properties officeooo:rsid="0021badb" officeooo:paragraph-rsid="0021badb"/>
    </style:style>
    <style:style style:name="P4" style:family="paragraph" style:parent-style-name="Standard">
      <style:text-properties officeooo:rsid="00273de5" officeooo:paragraph-rsid="00273de5"/>
    </style:style>
    <style:style style:name="P5" style:family="paragraph" style:parent-style-name="Standard">
      <style:text-properties officeooo:rsid="00273de5" officeooo:paragraph-rsid="00273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stemctl start mysql</text:p>
      <text:p text:style-name="Standard"/>
      <text:p text:style-name="Standard">sudo apachectl start</text:p>
      <text:p text:style-name="Standard"/>
      <text:p text:style-name="Standard">sudo mysql -u root -p</text:p>
      <text:p text:style-name="Standard"/>
      <text:p text:style-name="P1">root</text:p>
      <text:p text:style-name="P1"/>
      <text:p text:style-name="P1">show databases</text:p>
      <text:p text:style-name="P1"/>
      <text:p text:style-name="P1">sudo mysql -u root -p</text:p>
      <text:p text:style-name="P1"/>
      <text:p text:style-name="P1">CREATE DATABASE drupal;</text:p>
      <text:p text:style-name="P1"/>
      <text:p text:style-name="P1">GRANT ALL PRIVILEGES on drupal.* to 'drupal'@'localhost' identified by 'password';</text:p>
      <text:p text:style-name="P1"/>
      <text:p text:style-name="P1">FLUSH PRIVILEGES;</text:p>
      <text:p text:style-name="P1"/>
      <text:p text:style-name="P2">database : drupal</text:p>
      <text:p text:style-name="P2"/>
      <text:p text:style-name="P2">user : drupal</text:p>
      <text:p text:style-name="P2"/>
      <text:p text:style-name="P2">password : password</text:p>
      <text:p text:style-name="P2"/>
      <text:p text:style-name="P3">cd /</text:p>
      <text:p text:style-name="P3"/>
      <text:p text:style-name="P1">cd etc</text:p>
      <text:p text:style-name="P1"/>
      <text:p text:style-name="P1">cd apache2</text:p>
      <text:p text:style-name="P1"/>
      <text:p text:style-name="P1">vi apache2.conf</text:p>
      <text:p text:style-name="P1"/>
      <text:p text:style-name="P1">sudo a2enmod rewrite</text:p>
      <text:p text:style-name="P1"/>
      <text:p text:style-name="P1">sudo service apache2 restart</text:p>
      <text:p text:style-name="P1"/>
      <text:p text:style-name="P4">sudo su</text:p>
      <text:p text:style-name="P4"/>
      <text:p text:style-name="P4">Ctrl + D</text:p>
      <text:p text:style-name="P4"/>
      <text:p text:style-name="P4">sudo drush en imagemagick</text:p>
      <text:p text:style-name="P4"/>
      <text:p text:style-name="P4">php -version</text:p>
      <text:p text:style-name="P4"/>
      <text:p text:style-name="P4">sudo apt-get install php7.3-gd &amp;&amp; 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3:14:38.485628740</meta:creation-date>
    <dc:date>2020-11-12T16:15:07.390530415</dc:date>
    <meta:editing-duration>PT1H51M38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23" meta:word-count="78" meta:character-count="469" meta:non-whitespace-character-count="414"/>
  </office:meta>
</office:document-meta>
</file>